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ackground-color="transparent" fo:border="0.06pt solid #000000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#dddddd" fo:border="0.06pt solid #000000"/>
    </style:style>
    <style:style style:name="ce60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6d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2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133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#800080"/>
      <style:text-properties fo:color="#dddddd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4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bottom="0.06pt solid #000000" fo:background-color="#ffff6d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code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36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1" calcext:value-type="float">
            <text:p>1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6" calcext:value-type="float">
            <text:p>26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7" calcext:value-type="float">
            <text:p>7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2" calcext:value-type="float">
            <text:p>42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5"/>
          <table:covered-table-cell table:number-columns-repeated="2"/>
          <table:table-cell table:style-name="ce111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S20</text:p>
          </table:table-cell>
          <table:table-cell table:style-name="ce25" office:value-type="string" calcext:value-type="string">
            <text:p>M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lask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1" table:number-rows-spanned="2">
            <text:p>Docker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Soft" office:value-type="string" calcext:value-type="string">
            <text:p>Mar</text:p>
          </table:table-cell>
          <table:table-cell table:style-name="Soft" office:value-type="float" office:value="2" calcext:value-type="float">
            <text:p>2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3" calcext:value-type="float">
            <text:p>3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Soft" office:value-type="string" calcext:value-type="string">
            <text:p>Mer</text:p>
          </table:table-cell>
          <table:table-cell table:style-name="Soft" office:value-type="float" office:value="3" calcext:value-type="float">
            <text:p>3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4" calcext:value-type="float">
            <text:p>4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Soft" office:value-type="string" calcext:value-type="string">
            <text:p>Mer</text:p>
          </table:table-cell>
          <table:table-cell table:style-name="Soft" office:value-type="float" office:value="3" calcext:value-type="float">
            <text:p>3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ml" office:value-type="string" calcext:value-type="string">
            <text:p>Mar</text:p>
          </table:table-cell>
          <table:table-cell table:style-name="ml" office:value-type="float" office:value="5" calcext:value-type="float">
            <text:p>5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Ven</text:p>
          </table:table-cell>
          <table:table-cell table:style-name="ml" office:value-type="float" office:value="5" calcext:value-type="float">
            <text:p>5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OO Python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5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Intro Big Data et MapReduce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er</text:p>
          </table:table-cell>
          <table:table-cell table:style-name="ml" office:value-type="float" office:value="6" calcext:value-type="float">
            <text:p>6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OO + NoSQL avec Mongodb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Soft" office:value-type="string" calcext:value-type="string">
            <text:p>Mar</text:p>
          </table:table-cell>
          <table:table-cell table:style-name="Soft" office:value-type="float" office:value="7" calcext:value-type="float">
            <text:p>7</text:p>
          </table:table-cell>
          <table:table-cell table:style-name="Soft" office:value-type="string" calcext:value-type="string">
            <text:p>Job Dating</text:p>
          </table:table-cell>
          <table:table-cell table:style-name="Soft"/>
          <table:table-cell table:style-name="ce36"/>
          <table:covered-table-cell/>
          <table:table-cell table:style-name="ml" office:value-type="string" calcext:value-type="string">
            <text:p>Jeu</text:p>
          </table:table-cell>
          <table:table-cell table:style-name="ml" office:value-type="float" office:value="7" calcext:value-type="float">
            <text:p>7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Soft" office:value-type="string" calcext:value-type="string">
            <text:p>Mer</text:p>
          </table:table-cell>
          <table:table-cell table:style-name="Soft" office:value-type="float" office:value="8" calcext:value-type="float">
            <text:p>8</text:p>
          </table:table-cell>
          <table:table-cell table:style-name="Soft" office:value-type="string" calcext:value-type="string">
            <text:p>Job Dating</text:p>
          </table:table-cell>
          <table:table-cell table:style-name="Soft"/>
          <table:table-cell table:style-name="ce39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3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8" calcext:value-type="float">
            <text:p>8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7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9" calcext:value-type="float">
            <text:p>9</text:p>
          </table:table-cell>
          <table:table-cell table:style-name="Autre" office:value-type="string" calcext:value-type="string">
            <text:p>Certifs Agile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Spark</text:p>
          </table:table-cell>
          <table:table-cell table:style-name="ce27" office:value-type="string" calcext:value-type="string">
            <text:p>Spark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ml" office:value-type="string" calcext:value-type="string">
            <text:p>Mar</text:p>
          </table:table-cell>
          <table:table-cell table:style-name="ml" office:value-type="float" office:value="9" calcext:value-type="float">
            <text:p>9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39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2">
            <text:p>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0" calcext:value-type="float">
            <text:p>10</text:p>
          </table:table-cell>
          <table:table-cell table:style-name="ce40" table:number-columns-repeated="2"/>
          <table:table-cell table:style-name="ce39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58" office:value-type="string" calcext:value-type="string" table:number-columns-spanned="1" table:number-rows-spanned="3">
            <text:p>Rshiny</text:p>
          </table:table-cell>
          <table:table-cell table:style-name="ce59" table:number-columns-spanned="1" table:number-rows-spanned="3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28" office:value-type="string" calcext:value-type="string">
            <text:p>NLP+regex</text:p>
          </table:covered-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" table:number-rows-spanned="2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base" office:value-type="string" calcext:value-type="string">
            <text:p>Mar</text:p>
          </table:table-cell>
          <table:table-cell table:style-name="base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0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53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14" calcext:value-type="float">
            <text:p>14</text:p>
          </table:table-cell>
          <table:table-cell table:style-name="ce132" office:value-type="string" calcext:value-type="string" table:number-columns-spanned="1" table:number-rows-spanned="3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15" calcext:value-type="float">
            <text:p>15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31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ébut de l’alternance</text:p>
          </table:table-cell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 table:number-columns-spanned="1" table:number-rows-spanned="2">
            <text:p>Retour sur 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16" calcext:value-type="float">
            <text:p>16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16" calcext:value-type="float">
            <text:p>16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4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 table:number-columns-spanned="1" table:number-rows-spanned="2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7" calcext:value-type="float">
            <text:p>17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18" calcext:value-type="float">
            <text:p>18</text:p>
          </table:table-cell>
          <table:covered-table-cell/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Mer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>
            <text:p>Faire son Web CV : html + css</text:p>
          </table:table-cell>
          <table:table-cell table:style-name="cod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Jeu</text:p>
          </table:table-cell>
          <table:table-cell table:style-name="code" office:value-type="float" office:value="19" calcext:value-type="float">
            <text:p>1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Autre" office:value-type="string" calcext:value-type="string">
            <text:p>Mar</text:p>
          </table:table-cell>
          <table:table-cell table:style-name="Autre" office:value-type="float" office:value="19" calcext:value-type="float">
            <text:p>19</text:p>
          </table:table-cell>
          <table:table-cell table:style-name="Autre" office:value-type="string" calcext:value-type="string">
            <text:p>DP100 le matin + projet final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9" calcext:value-type="float">
            <text:p>19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5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20" calcext:value-type="float">
            <text:p>20</text:p>
          </table:table-cell>
          <table:covered-table-cell table:style-name="code"/>
          <table:table-cell table:style-name="code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23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20" calcext:value-type="float">
            <text:p>20</text:p>
          </table:table-cell>
          <table:table-cell table:style-name="ce133" office:value-type="string" calcext:value-type="string" table:number-columns-spanned="1" table:number-rows-spanned="5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21" calcext:value-type="float">
            <text:p>21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2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58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58" office:value-type="string" calcext:value-type="string" table:number-columns-spanned="1" table:number-rows-spanned="3">
            <text:p>fonction glm(), packages IA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22" calcext:value-type="float">
            <text:p>22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32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22" calcext:value-type="float">
            <text:p>22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9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23" calcext:value-type="float">
            <text:p>23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0" office:value-type="string" calcext:value-type="string">
            <text:p>Mar</text:p>
          </table:table-cell>
          <table:table-cell table:style-name="ce40" office:value-type="float" office:value="23" calcext:value-type="float">
            <text:p>23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6">
            <text:p>S15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Restitution 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Ven</text:p>
          </table:table-cell>
          <table:table-cell table:style-name="base" office:value-type="float" office:value="24" calcext:value-type="float">
            <text:p>24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24" calcext:value-type="float">
            <text:p>24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3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4" office:value-type="string" calcext:value-type="string">
            <text:p>Ma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Journée Reverse mentoring</text:p>
          </table:table-cell>
          <table:table-cell table:style-name="ce24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NLP + Chatbot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K-means - DBSCAN</text:p>
          </table:table-cell>
          <table:table-cell table:style-name="ce28" office:value-type="string" calcext:value-type="string">
            <text:p>K-means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11" table:number-columns-spanned="1" table:number-rows-spanned="2"/>
          <table:table-cell table:style-name="ce40" office:value-type="string" calcext:value-type="string">
            <text:p>Lun</text:p>
          </table:table-cell>
          <table:table-cell table:style-name="ce40" office:value-type="float" office:value="29" calcext:value-type="float">
            <text:p>29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5" table:number-columns-repeated="6"/>
          <table:table-cell table:style-name="ce125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/>
          <table:table-cell table:style-name="ce36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30" calcext:value-type="float">
            <text:p>30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5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5"/>
          <table:table-cell table:style-name="ce23" table:number-columns-repeated="2"/>
          <table:table-cell table:style-name="ce1"/>
          <table:table-cell table:style-name="ce23"/>
          <table:table-cell table:style-name="ce45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5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6"/>
          <table:table-cell table:style-name="ce23" table:number-columns-repeated="6"/>
          <table:table-cell table:style-name="ce141" office:value-type="string" calcext:value-type="string">
            <text:p>à faire : séries temp, ANN+CNN+keras</text:p>
          </table:table-cell>
          <table:table-cell table:style-name="ce23" table:number-columns-repeated="14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74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novembre au 15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73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novembre au 29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54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2 décembre au 06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9 décembre au 13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57" office:value-type="string" calcext:value-type="string" table:number-columns-spanned="1" table:number-rows-spanned="4">
            <text:p>Régression linéaire simple et multiple</text:p>
          </table:table-cell>
          <table:table-cell table:style-name="ce57" office:value-type="string" calcext:value-type="string" table:number-columns-spanned="1" table:number-rows-spanned="4">
            <text:p>Régression linéaire simple et multiple</text:p>
          </table:table-cell>
          <table:table-cell table:style-name="ce57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janvier au 10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janvier au 17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58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58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1">
          <table:table-cell table:style-name="ce69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77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58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58" office:value-type="string" calcext:value-type="string" table:number-columns-spanned="1" table:number-rows-spanned="4">
            <text:p>Les sorties dans R avec ggplot2 : cas pratiques.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Les fonction de dplyr, le pipe (%&gt;%)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0" table:style-name="ta2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janvier au 24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4">
            <text:p>Projet P4 : R &amp; ADD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4"/>
          <table:table-cell table:style-name="ce78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2">
            <text:p>Rendu et correction du projet P4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Cas pratiqu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janvier au 31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3 février au 07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>
            <text:p>Veille 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8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NoSQL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0 février au 14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58" office:value-type="string" calcext:value-type="string" table:number-columns-spanned="1" table:number-rows-spanned="4">
            <text:p>Retours sur le cas pratique : correction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/>
          <table:table-cell table:style-name="ce79"/>
          <table:table-cell table:style-name="ce76"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41" office:value-type="string" calcext:value-type="string">
            <text:p>Veille : R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Introduction à Shiny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Présentations des applications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7 février au 21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>
            <text:p>Veille : 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4"/>
          <table:table-cell table:style-name="ce28" office:value-type="string" calcext:value-type="string" table:number-columns-spanned="1" table:number-rows-spanned="3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4 février au 28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>
            <text:p>Veille : les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58" office:value-type="string" calcext:value-type="string" table:number-columns-spanned="1" table:number-rows-spanned="2">
            <text:p>Présentations applis RShiny</text:p>
          </table:table-cell>
          <table:table-cell table:style-name="ce165" office:value-type="string" calcext:value-type="string" table:number-columns-spanned="1" table:number-rows-spanned="4">
            <text:p>CAH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8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2"/>
          <table:table-cell table:style-name="ce165" office:value-type="string" calcext:value-type="string" table:number-columns-spanned="1" table:number-rows-spanned="2">
            <text:p>Introduction au clustering : k-means et DBSCAN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Les arbres de décision et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28" office:value-type="string" calcext:value-type="string" table:number-columns-spanned="1" table:number-rows-spanned="4">
            <text:p>k-means - DBSCAN</text:p>
          </table:table-cell>
          <table:table-cell table:style-name="ce165" office:value-type="string" calcext:value-type="string" table:number-columns-spanned="1" table:number-rows-spanned="4">
            <text:p>ACP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2 mars au 06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9 mars au 13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6 mars au 20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Retour sur le Projet P6 – correction première partie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ode" office:value-type="string" calcext:value-type="string">
            <text:p>Veille HTML et CSS</text:p>
          </table:table-cell>
          <table:table-cell table:style-name="code" office:value-type="string" calcext:value-type="string">
            <text:p>Veille 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160" office:value-type="string" calcext:value-type="string" table:number-columns-spanned="1" table:number-rows-spanned="3">
            <text:p>Web CV : HTML et CSS</text:p>
          </table:table-cell>
          <table:table-cell table:style-name="ce160" office:value-type="string" calcext:value-type="string" table:number-columns-spanned="1" table:number-rows-spanned="3">
            <text:p>Flask</text:p>
          </table:table-cell>
          <table:covered-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covered-table-cell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covered-table-cell table:number-columns-repeated="3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table-cell table:style-name="code" office:value-type="string" calcext:value-type="string" table:number-columns-spanned="1" table:number-rows-spanned="4">
            <text:p>Web CV : 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8" office:value-type="string" calcext:value-type="string" table:number-columns-spanned="1" table:number-rows-spanned="2">
            <text:p>Retour sur le Projet P6 – correction fin</text:p>
          </table:table-cell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3 mars au 27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30 mars au 03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/>
          <table:covered-table-cell table:number-columns-repeated="4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Dash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avril au 10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Live Veille sur Big Data, système de stockage distribué, Spark, MapReduce,…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base" office:value-type="string" calcext:value-type="string" table:number-columns-spanned="1" table:number-rows-spanned="4">
            <text:p>Intro Databricks et Exos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MapReduce + count words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base" office:value-type="string" calcext:value-type="string" table:number-columns-spanned="1" table:number-rows-spanned="4">
            <text:p>Exos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avril au 17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avril au 24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avril au au 01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mai au 08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mai au 15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8 mai au 22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mai au 29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1 juin au 05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8 juin au 12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0:35:09.263926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85aa6f776c6af63185291a519637a4f7af4e8a3b</meta:generator>
    <meta:creation-date>2019-10-24T11:03:45Z</meta:creation-date>
    <dc:date>2020-05-11T10:36:48.184314341</dc:date>
    <meta:editing-cycles>399</meta:editing-cycles>
    <meta:editing-duration>PT4H47M15S</meta:editing-duration>
    <meta:document-statistic meta:table-count="32" meta:cell-count="1745" meta:object-count="0"/>
  </office:meta>
</office:document-meta>
</file>